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Bookman Old Style" svg:font-family="'Bookman Old Style'" style:font-family-generic="roman"/>
    <style:font-face style:name="Cambria" svg:font-family="Cambria" style:font-family-generic="roman"/>
    <style:font-face style:name="Palatino Linotype" svg:font-family="'Palatino Linotype'" style:font-family-generic="roman"/>
    <style:font-face style:name="FreeSans" svg:font-family="FreeSans" style:font-family-generic="swiss"/>
    <style:font-face style:name="Nimbus Mono" svg:font-family="'Nimbus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FZSongS-Extended" svg:font-family="FZSongS-Extended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fo:font-weight="bold" officeooo:rsid="00142de8" officeooo:paragraph-rsid="00142de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Mono" fo:font-size="12pt" fo:font-weight="bold" officeooo:rsid="00142de8" officeooo:paragraph-rsid="00194c4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Mono" fo:font-size="12pt" officeooo:paragraph-rsid="00142de8" style:font-size-asian="12pt" style:font-size-complex="12pt"/>
    </style:style>
    <style:style style:name="P4" style:family="paragraph" style:parent-style-name="Standard">
      <style:text-properties style:font-name="Liberation Mono" fo:font-size="12pt" officeooo:paragraph-rsid="00194c49" style:font-size-asian="12pt" style:font-size-complex="12pt"/>
    </style:style>
    <style:style style:name="P5" style:family="paragraph" style:parent-style-name="Standard">
      <style:text-properties style:font-name="Liberation Mono" fo:font-size="12pt" fo:font-weight="normal" officeooo:rsid="00142de8" officeooo:paragraph-rsid="00142de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Mono" fo:font-size="12pt" fo:font-weight="normal" officeooo:rsid="00142de8" officeooo:paragraph-rsid="0015e98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Mono" fo:font-size="12pt" fo:font-weight="normal" officeooo:rsid="00142de8" officeooo:paragraph-rsid="00194c4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4pt" officeooo:rsid="0018084f" officeooo:paragraph-rsid="00194c49" style:font-size-asian="14pt" style:font-size-complex="14pt"/>
    </style:style>
    <style:style style:name="P9" style:family="paragraph" style:parent-style-name="Standard">
      <style:text-properties style:font-name="Liberation Mono" fo:font-size="14pt" officeooo:paragraph-rsid="00194c49" style:font-size-asian="14pt" style:font-size-complex="14pt"/>
    </style:style>
    <style:style style:name="P10" style:family="paragraph" style:parent-style-name="Preformatted_20_Text">
      <style:text-properties style:font-name="Liberation Mono" fo:font-size="12pt" fo:font-weight="bold" officeooo:rsid="0013634b" officeooo:paragraph-rsid="0013634b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Mono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Mono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634b" style:font-weight-asian="bold" style:font-weight-complex="bold"/>
    </style:style>
    <style:style style:name="T3" style:family="text">
      <style:text-properties fo:font-weight="bold" officeooo:rsid="00142de8" style:font-weight-asian="bold" style:font-weight-complex="bold"/>
    </style:style>
    <style:style style:name="T4" style:family="text">
      <style:text-properties officeooo:rsid="0013634b"/>
    </style:style>
    <style:style style:name="T5" style:family="text">
      <style:text-properties fo:color="#00ff00"/>
    </style:style>
    <style:style style:name="T6" style:family="text">
      <style:text-properties fo:color="#b84747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size-complex="14pt"/>
    </style:style>
    <style:style style:name="T9" style:family="text">
      <style:text-properties fo:font-size="12pt" fo:font-weight="normal" officeooo:rsid="00142de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ide cours CM3 Allocation Dynamique</text:span></text:p>
      <text:p text:style-name="P8"><text:span text:style-name="T2"/></text:p>
      <text:p text:style-name="P8"><text:span text:style-name="T3">E</text:span><text:span text:style-name="T1">xemple 2</text:span></text:p>
      <text:p text:style-name="P4"><text:span text:style-name="T3">Déclaration</text:span></text:p>
      <text:p text:style-name="P7">typedef struct S_s {</text:p>
      <text:p text:style-name="P7"><text:tab/>char c1 ;</text:p>
      <text:p text:style-name="P7"><text:tab/>double c2 ;</text:p>
      <text:p text:style-name="P7">} S_t ;</text:p>
      <text:p text:style-name="P7">int ∗ pint ;</text:p>
      <text:p text:style-name="P7">S_t ∗ pst ;</text:p>
      <text:p text:style-name="P2"/>
      <text:p text:style-name="P2">Initialisation</text:p>
      <text:p text:style-name="P7">int v1 ;</text:p>
      <text:p text:style-name="P7">S_t v2 ;</text:p>
      <text:p text:style-name="P7">pint = &amp;v1 ;</text:p>
      <text:p text:style-name="P7">pst <text:s/>= &amp;v2 ;</text:p>
      <text:p text:style-name="P7"/>
      <text:p text:style-name="P2">Utilisation</text:p>
      <text:p text:style-name="P7">(∗ pint) <text:s text:c="2"/>= 99 ;</text:p>
      <text:p text:style-name="P7">(∗ pst).c1 = ’a’ ;</text:p>
      <text:p text:style-name="P7">(∗ pst).c2 = 33333 ;</text:p>
      <text:p text:style-name="P2"/>
      <text:p text:style-name="P2">Simplification : (*p).c ⇔ p-&gt;c <text:s/>Donc le listing peut s’écrire :</text:p>
      <text:p text:style-name="P7">(∗ pint) = 99 ;</text:p>
      <text:p text:style-name="P7">pst−&gt;c1 = ’ a ’ ;</text:p>
      <text:p text:style-name="P7">pst−&gt;c2 = 33333 ;</text:p>
      <text:p text:style-name="P7"/>
      <text:p text:style-name="P2">Attention</text:p>
      <text:p text:style-name="P7">v2.c1 <text:s/>= ’a’ ; <text:span text:style-name="T5">/∗ OK ∗/</text:span> <text:s/>v2−&gt;c1 = ’a’ ; <text:span text:style-name="T6">/∗ KO ∗/</text:span></text:p>
      <text:p text:style-name="P7">pst.c1 = ’a’ ; <text:span text:style-name="T6">/∗ KO ∗/</text:span> pst−&gt;c1 = ’a’ ; <text:span text:style-name="T5">/∗ OK ∗/</text:span></text:p>
      <text:p text:style-name="P2"/>
      <text:p text:style-name="P2">Suppression</text:p>
      <text:p text:style-name="P7">— On ne peut pas détruire (libérer la place mémoire prise par) un objet</text:p>
      <text:p text:style-name="P7">statique</text:p>
      <text:p text:style-name="P7">— on peut en revanche détruire le pointeur sur celui ci ( NULL )</text:p>
      <text:p text:style-name="P7">pint = NULL ;</text:p>
      <text:p text:style-name="P9"><text:span text:style-name="T9">pst = NULL ;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2">Array and Pointers</text:span></text:p>
      <text:p text:style-name="P10"><text:s text:c="3"/>/* an array with 5 elements */</text:p>
      <text:p text:style-name="P11"><text:s text:c="3"/>double balance[5] = {1000.0, 2.0, 3.4, 17.0, 50.0};</text:p>
      <text:p text:style-name="P11"><text:s text:c="3"/>double *p;</text:p>
      <text:p text:style-name="P11"><text:s text:c="3"/>int i;</text:p>
      <text:p text:style-name="P11"/>
      <text:p text:style-name="P12"><text:s text:c="3"/>p = balance;</text:p>
      <text:p text:style-name="P12"><text:span text:style-name="T8">Right left thingy for complex declarations</text:span><text:span text:style-name="T7"><text:line-break/></text:span>I call it the Right-Left Thingy(TM)<text:line-break/>Start at the variable, then go right, and left, and right...and so on.<text:line-break/><text:line-break/><text:span text:style-name="T1">int* arr1[8];</text:span><text:line-break/>arr1 is an array of 8 pointers to integers.<text:line-break/><text:line-break/><text:span text:style-name="T1">int (*arr2)[8];</text:span><text:line-break/>arr2 is a pointer (the parenthesis block the right-left) to an array of 8 integers.<text:line-break/><text:line-break/><text:span text:style-name="T1">int *(arr3[8]);</text:span><text:line-break/>arr3 is an array of 8 pointers to integer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Bookman Old Style" svg:font-family="'Bookman Old Style'" style:font-family-generic="roman"/>
    <style:font-face style:name="Cambria" svg:font-family="Cambria" style:font-family-generic="roman"/>
    <style:font-face style:name="Palatino Linotype" svg:font-family="'Palatino Linotype'" style:font-family-generic="roman"/>
    <style:font-face style:name="FreeSans" svg:font-family="FreeSans" style:font-family-generic="swiss"/>
    <style:font-face style:name="Nimbus Mono" svg:font-family="'Nimbus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FZSongS-Extended" svg:font-family="FZSongS-Extended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ookman Old Style" fo:font-size="12pt" fo:language="fr" fo:country="FR" style:letter-kerning="true" style:font-name-asian="FZSongS-Extended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ookman Old Style" fo:font-size="12pt" fo:language="fr" fo:country="FR" style:letter-kerning="true" style:font-name-asian="FZSongS-Extended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mbria" fo:font-family="Cambria" style:font-family-generic="roman" fo:font-size="14pt" style:font-name-asian="FZSongS-Extended" style:font-family-asian="FZSongS-Extended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alatino Linotype" fo:font-family="'Palatino Linotype'" style:font-family-generic="roman"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fo:font-family="'Palatino Linotype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Rudametkin</meta:initial-creator>
    <meta:creation-date>2016-02-08T12:56:40.522906687</meta:creation-date>
    <dc:date>2016-02-08T13:11:10.462741329</dc:date>
    <dc:creator>Walter Rudametkin</dc:creator>
    <meta:editing-duration>PT11M25S</meta:editing-duration>
    <meta:editing-cycles>10</meta:editing-cycles>
    <meta:generator>LibreOffice/5.0.4.2$Linux_X86_64 LibreOffice_project/00m0$Build-2</meta:generator>
    <meta:document-statistic meta:table-count="0" meta:image-count="0" meta:object-count="0" meta:page-count="2" meta:paragraph-count="38" meta:word-count="240" meta:character-count="1156" meta:non-whitespace-character-count="925"/>
  </office:meta>
</office:document-meta>
</file>